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45cm"/>
    </style:style>
    <style:style style:name="co3" style:family="table-column">
      <style:table-column-properties fo:break-before="auto" style:column-width="6.0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Carré de l'écart à la moyenne</text:p>
          </table:table-cell>
          <table:table-cell office:value-type="float" office:value="2014" calcext:value-type="float">
            <text:p>2014</text:p>
          </table:table-cell>
          <table:table-cell table:style-name="ce2" office:value-type="string" calcext:value-type="string">
            <text:p>Carré de l'écart à la moyenn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Q1</text:p>
          </table:table-cell>
          <table:table-cell table:formula="of:=QUARTILE([.B2:.B17];1)" office:value-type="float" office:value="48.75" calcext:value-type="float">
            <text:p>48,75</text:p>
          </table:table-cell>
          <table:table-cell/>
          <table:table-cell table:formula="of:=QUARTILE([.D2:.D17];1)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édiane</text:p>
          </table:table-cell>
          <table:table-cell table:formula="of:=mediane" office:value-type="string" office:string-value="" calcext:value-type="error">
            <text:p>#NOM 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yenne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1:59:47.235673967</meta:creation-date>
    <dc:date>2016-12-02T12:03:53.396819460</dc:date>
    <meta:editing-duration>PT3M3S</meta:editing-duration>
    <meta:editing-cycles>3</meta:editing-cycles>
    <meta:generator>LibreOffice/4.2.8.2$Linux_X86_64 LibreOffice_project/420m0$Build-2</meta:generator>
    <meta:document-statistic meta:table-count="1" meta:cell-count="43" meta:object-count="0"/>
  </office:meta>
</office:document-meta>
</file>